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22.304375cm"/>
    </style:style>
    <style:style style:name="co5" style:family="table-column">
      <style:table-column-properties fo:break-before="auto" style:column-width="12.4354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61.5pt" style:use-optimal-row-height="false" fo:break-before="auto"/>
    </style:style>
    <style:style style:name="ro5" style:family="table-row">
      <style:table-row-properties style:row-height="51.75pt" style:use-optimal-row-height="false" fo:break-before="auto"/>
    </style:style>
    <style:style style:name="ro6" style:family="table-row">
      <style:table-row-properties style:row-height="44.25pt" style:use-optimal-row-height="false" fo:break-before="auto"/>
    </style:style>
    <style:style style:name="ro7" style:family="table-row">
      <style:table-row-properties style:row-height="57pt" style:use-optimal-row-height="false" fo:break-before="auto"/>
    </style:style>
    <style:style style:name="ro8" style:family="table-row">
      <style:table-row-properties style:row-height="60.75pt" style:use-optimal-row-height="false" fo:break-before="auto"/>
    </style:style>
    <style:style style:name="ro9" style:family="table-row">
      <style:table-row-properties style:row-height="55.5pt" style:use-optimal-row-height="false" fo:break-before="auto"/>
    </style:style>
    <style:style style:name="ro10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Week Number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Stages</text:p>
          </table:table-cell>
          <table:table-cell office:value-type="string" table:style-name="ce2">
            <text:p>Progress Documented</text:p>
          </table:table-cell>
          <table:table-cell office:value-type="string" table:style-name="ce2">
            <text:p>Notes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Week 1</text:p>
          </table:table-cell>
          <table:table-cell office:value-type="date" office:date-value="2024-12-09T00:00:00" table:style-name="ce4">
            <text:p>09/12/2024</text:p>
          </table:table-cell>
          <table:table-cell office:value-type="string" table:style-name="ce4">
            <text:p>Investigate</text:p>
          </table:table-cell>
          <table:table-cell office:value-type="string" table:style-name="ce1">
            <text:p>Database Found (10/12/2024), New one updated 17/12/24</text:p>
          </table:table-cell>
          <table:table-cell office:value-type="string" table:style-name="ce1">
            <text:p>Cleaning database started, Managed to remove rows I don't need as well, and update CSV too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Week 2</text:p>
          </table:table-cell>
          <table:table-cell office:value-type="date" office:date-value="2024-12-16T00:00:00" table:style-name="ce4">
            <text:p>16/12/2024</text:p>
          </table:table-cell>
          <table:table-cell office:value-type="string" table:style-name="ce4">
            <text:p>Plan &amp; Design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3">
            <text:p>Week 3</text:p>
          </table:table-cell>
          <table:table-cell office:value-type="date" office:date-value="2025-01-06T00:00:00" table:style-name="ce4">
            <text:p>06/01/2025</text:p>
          </table:table-cell>
          <table:table-cell office:value-type="string" table:style-name="ce4">
            <text:p>Plan &amp; Design</text:p>
          </table:table-cell>
          <table:table-cell office:value-type="string" table:style-name="ce1">
            <text:p>(09/01/25)Cleaning Completed, removed any unwanted values/values I can't use in my visualisation. going to begin designing my Website today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3">
            <text:p>Week 4</text:p>
          </table:table-cell>
          <table:table-cell office:value-type="date" office:date-value="2025-01-13T00:00:00" table:style-name="ce4">
            <text:p>13/01/2025</text:p>
          </table:table-cell>
          <table:table-cell office:value-type="string" table:style-name="ce4">
            <text:p>Creat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3">
            <text:p>Week 5</text:p>
          </table:table-cell>
          <table:table-cell office:value-type="date" office:date-value="2025-01-20T00:00:00" table:style-name="ce4">
            <text:p>20/01/2025</text:p>
          </table:table-cell>
          <table:table-cell office:value-type="string" table:style-name="ce4">
            <text:p>Create</text:p>
          </table:table-cell>
          <table:table-cell table:number-columns-repeated="16381" table:style-name="ce1"/>
        </table:table-row>
        <table:table-row table:style-name="ro7">
          <table:table-cell office:value-type="string" table:style-name="ce3">
            <text:p>Week 6</text:p>
          </table:table-cell>
          <table:table-cell office:value-type="date" office:date-value="2025-01-27T00:00:00" table:style-name="ce4">
            <text:p>27/01/2025</text:p>
          </table:table-cell>
          <table:table-cell office:value-type="string" table:style-name="ce4">
            <text:p>Create</text:p>
          </table:table-cell>
          <table:table-cell table:number-columns-repeated="16381" table:style-name="ce1"/>
        </table:table-row>
        <table:table-row table:style-name="ro8">
          <table:table-cell office:value-type="string" table:style-name="ce3">
            <text:p>Week 7</text:p>
          </table:table-cell>
          <table:table-cell office:value-type="date" office:date-value="2025-02-24T00:00:00" table:style-name="ce4">
            <text:p>24/02/2025</text:p>
          </table:table-cell>
          <table:table-cell office:value-type="string" table:style-name="ce4">
            <text:p>Evaluation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3">
            <text:p>Week 8</text:p>
          </table:table-cell>
          <table:table-cell office:value-type="date" office:date-value="2025-03-03T00:00:00" table:style-name="ce4">
            <text:p>03/03/2025</text:p>
          </table:table-cell>
          <table:table-cell office:value-type="string" table:style-name="ce4">
            <text:p>References</text:p>
          </table:table-cell>
          <table:table-cell table:number-columns-repeated="16381" table:style-name="ce1"/>
        </table:table-row>
        <table:table-row table:style-name="ro9">
          <table:table-cell office:value-type="string" table:style-name="ce3">
            <text:p>Week 9</text:p>
          </table:table-cell>
          <table:table-cell office:value-type="date" office:date-value="2025-03-10T00:00:00" table:style-name="ce4">
            <text:p>10/03/2025</text:p>
          </table:table-cell>
          <table:table-cell office:value-type="string" table:style-name="ce4">
            <text:p>Submit</text:p>
          </table:table-cell>
          <table:table-cell table:number-columns-repeated="16381" table:style-name="ce1"/>
        </table:table-row>
        <table:table-row table:number-rows-repeated="104856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02</meta:generator>
    <dc:title/>
    <dc:description/>
    <dc:subject/>
    <meta:initial-creator>Ann Hardiman</meta:initial-creator>
    <dc:creator>K Watterson</dc:creator>
    <meta:creation-date>2024-12-06T17:47:44Z</meta:creation-date>
    <dc:date>2025-01-09T10:02:41Z</dc:date>
  </office:meta>
</office:document-meta>
</file>